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4: Track already read blogs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2245516504022611312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2">User is authenticated and authorized to see the the anucana dashboard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5009728426483043911" text:style-name="WW8Num4">
        <text:list-header>
          <text:p text:style-name="P8"/>
        </text:list-header>
      </text:list>
      <text:p text:style-name="P2"/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3137412066739998044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7T11:45:25.55</dc:date>
    <meta:editing-cycles>6</meta:editing-cycles>
    <meta:editing-duration>PT8M26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88" meta:character-count="527"/>
  </office:meta>
</office:document-meta>
</file>